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-19663" calcext:value-type="float">
            <text:p>-19663</text:p>
          </table:table-cell>
          <table:table-cell/>
          <table:table-cell table:formula="of:=[.E99]-[.E98]" office:value-type="float" office:value="-14928" calcext:value-type="float">
            <text:p>-14928</text:p>
          </table:table-cell>
          <table:table-cell/>
          <table:table-cell table:formula="of:=[.H98]+[.G99]" office:value-type="float" office:value="26761" calcext:value-type="float">
            <text:p>26761</text:p>
          </table:table-cell>
          <table:table-cell/>
          <table:table-cell table:formula="of:=[.I99]-[.I98]" office:value-type="float" office:value="-20" calcext:value-type="float">
            <text:p>-2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6761" calcext:value-type="float">
            <text:p>26761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6761" calcext:value-type="float">
            <text:p>26761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6761" calcext:value-type="float">
            <text:p>26761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6761" calcext:value-type="float">
            <text:p>26761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6761" calcext:value-type="float">
            <text:p>26761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6761" calcext:value-type="float">
            <text:p>26761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6761" calcext:value-type="float">
            <text:p>26761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6761" calcext:value-type="float">
            <text:p>26761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6761" calcext:value-type="float">
            <text:p>26761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6761" calcext:value-type="float">
            <text:p>26761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01:21:03.987437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03T01:56:41.816149631</dc:date>
    <meta:editing-cycles>110</meta:editing-cycles>
    <meta:editing-duration>P21DT4H28M38S</meta:editing-duration>
    <meta:generator>LibreOffice/6.0.3.2$Linux_X86_64 LibreOffice_project/00m0$Build-2</meta:generator>
    <meta:document-statistic meta:table-count="1" meta:cell-count="10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